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margin-top="0cm" fo:margin-bottom="0.508cm" style:contextual-spacing="false" fo:line-height="130%" fo:text-align="justify" style:justify-single-word="false"/>
      <style:text-properties fo:font-size="13pt" officeooo:rsid="0015a1a7" officeooo:paragraph-rsid="00164608" style:font-size-asian="13pt" style:font-size-complex="13pt"/>
    </style:style>
    <style:style style:name="P4" style:family="paragraph" style:parent-style-name="Text_20_body">
      <style:paragraph-properties fo:margin-top="0cm" fo:margin-bottom="0.508cm" style:contextual-spacing="false" fo:line-height="130%" fo:text-align="justify" style:justify-single-word="false"/>
      <style:text-properties fo:font-size="13pt" officeooo:rsid="0015a1a7" officeooo:paragraph-rsid="0016c672" style:font-size-asian="13pt" style:font-size-complex="13pt"/>
    </style:style>
    <style:style style:name="P5" style:family="paragraph" style:parent-style-name="Text_20_body">
      <style:paragraph-properties fo:margin-top="0cm" fo:margin-bottom="0.508cm" style:contextual-spacing="false" fo:line-height="130%" fo:text-align="justify" style:justify-single-word="false"/>
      <style:text-properties fo:font-size="13pt" officeooo:rsid="0016c672" officeooo:paragraph-rsid="0016c672" style:font-size-asian="13pt" style:font-size-complex="13pt"/>
    </style:style>
    <style:style style:name="P6" style:family="paragraph" style:parent-style-name="Heading_20_1">
      <style:text-properties officeooo:paragraph-rsid="001f606b"/>
    </style:style>
    <style:style style:name="P7" style:family="paragraph" style:parent-style-name="Heading_20_1">
      <style:text-properties officeooo:paragraph-rsid="0012c572"/>
    </style:style>
    <style:style style:name="P8" style:family="paragraph" style:parent-style-name="Heading_20_2">
      <style:text-properties officeooo:rsid="0012c572" officeooo:paragraph-rsid="0012c572"/>
    </style:style>
    <style:style style:name="P9" style:family="paragraph" style:parent-style-name="Text_20_body">
      <style:paragraph-properties fo:margin-top="0cm" fo:margin-bottom="0.508cm" style:contextual-spacing="false" fo:line-height="130%" fo:text-align="justify" style:justify-single-word="false"/>
      <style:text-properties officeooo:paragraph-rsid="001af118"/>
    </style:style>
    <style:style style:name="P10" style:family="paragraph" style:parent-style-name="Text_20_body">
      <style:paragraph-properties fo:margin-top="0cm" fo:margin-bottom="0.508cm" style:contextual-spacing="false" fo:line-height="130%" fo:text-align="justify" style:justify-single-word="false"/>
      <style:text-properties officeooo:paragraph-rsid="001bcee9"/>
    </style:style>
    <style:style style:name="P11" style:family="paragraph" style:parent-style-name="Text_20_body">
      <style:paragraph-properties fo:margin-top="0cm" fo:margin-bottom="0.508cm" style:contextual-spacing="false" fo:line-height="130%" fo:text-align="justify" style:justify-single-word="false"/>
      <style:text-properties officeooo:paragraph-rsid="001d84eb"/>
    </style:style>
    <style:style style:name="P12" style:family="paragraph" style:parent-style-name="Text_20_body">
      <style:paragraph-properties fo:margin-top="0cm" fo:margin-bottom="0.508cm" style:contextual-spacing="false" fo:line-height="130%" fo:text-align="justify" style:justify-single-word="false"/>
      <style:text-properties officeooo:paragraph-rsid="001f80a6"/>
    </style:style>
    <style:style style:name="P13" style:family="paragraph" style:parent-style-name="Text_20_body" style:list-style-name="L8">
      <style:paragraph-properties fo:margin-top="0cm" fo:margin-bottom="0.508cm" style:contextual-spacing="false" fo:line-height="130%" fo:text-align="justify" style:justify-single-word="false"/>
      <style:text-properties officeooo:paragraph-rsid="001f80a6"/>
    </style:style>
    <style:style style:name="P14" style:family="paragraph" style:parent-style-name="Text_20_body">
      <style:paragraph-properties fo:margin-top="0cm" fo:margin-bottom="0.508cm" style:contextual-spacing="false" fo:line-height="130%" fo:text-align="justify" style:justify-single-word="false"/>
      <style:text-properties officeooo:paragraph-rsid="00210a9d"/>
    </style:style>
    <style:style style:name="P15" style:family="paragraph" style:parent-style-name="Text_20_body">
      <style:paragraph-properties fo:margin-top="0cm" fo:margin-bottom="0.508cm" style:contextual-spacing="false" fo:line-height="130%" fo:text-align="justify" style:justify-single-word="false"/>
      <style:text-properties officeooo:paragraph-rsid="0025b70a"/>
    </style:style>
    <style:style style:name="P16" style:family="paragraph" style:parent-style-name="Text_20_body">
      <style:paragraph-properties fo:margin-top="0cm" fo:margin-bottom="0.508cm" style:contextual-spacing="false" fo:line-height="130%" fo:text-align="justify" style:justify-single-word="false"/>
      <style:text-properties fo:font-size="13pt" officeooo:rsid="00179ebd" officeooo:paragraph-rsid="0019fb02" style:font-size-asian="13pt" style:font-size-complex="13pt"/>
    </style:style>
    <style:style style:name="P17" style:family="paragraph" style:parent-style-name="Text_20_body">
      <style:paragraph-properties fo:margin-top="0cm" fo:margin-bottom="0.508cm" style:contextual-spacing="false" fo:line-height="130%" fo:text-align="justify" style:justify-single-word="false"/>
      <style:text-properties fo:font-size="13pt" officeooo:rsid="00179ebd" officeooo:paragraph-rsid="001aacec" style:font-size-asian="13pt" style:font-size-complex="13pt"/>
    </style:style>
    <style:style style:name="P18" style:family="paragraph" style:parent-style-name="Text_20_body">
      <style:paragraph-properties fo:margin-top="0cm" fo:margin-bottom="0.508cm" style:contextual-spacing="false" fo:line-height="130%" fo:text-align="justify" style:justify-single-word="false"/>
      <style:text-properties fo:font-size="13pt" officeooo:rsid="00179ebd" officeooo:paragraph-rsid="001f606b" style:font-size-asian="13pt" style:font-size-complex="13pt"/>
    </style:style>
    <style:style style:name="P19" style:family="paragraph" style:parent-style-name="Text_20_body">
      <style:paragraph-properties fo:margin-top="0cm" fo:margin-bottom="0.508cm" style:contextual-spacing="false" fo:line-height="130%" fo:text-align="justify" style:justify-single-word="false"/>
      <style:text-properties fo:font-size="13pt" officeooo:rsid="0016c672" officeooo:paragraph-rsid="0016c672" style:font-size-asian="13pt" style:font-size-complex="13pt"/>
    </style:style>
    <style:style style:name="P20" style:family="paragraph" style:parent-style-name="Text_20_body">
      <style:paragraph-properties fo:line-height="130%" fo:text-align="justify" style:justify-single-word="false"/>
      <style:text-properties officeooo:paragraph-rsid="001f606b"/>
    </style:style>
    <style:style style:name="P21" style:family="paragraph" style:parent-style-name="Text_20_body" style:list-style-name="L7">
      <style:paragraph-properties fo:line-height="130%" fo:text-align="justify" style:justify-single-word="false"/>
      <style:text-properties officeooo:paragraph-rsid="001f606b"/>
    </style:style>
    <style:style style:name="P22" style:family="paragraph" style:parent-style-name="Text_20_body">
      <style:paragraph-properties fo:line-height="130%" fo:text-align="justify" style:justify-single-word="false"/>
      <style:text-properties officeooo:paragraph-rsid="002307f0"/>
    </style:style>
    <style:style style:name="T1" style:family="text">
      <style:text-properties officeooo:rsid="00164608"/>
    </style:style>
    <style:style style:name="T2" style:family="text">
      <style:text-properties officeooo:rsid="00179ebd"/>
    </style:style>
    <style:style style:name="T3" style:family="text">
      <style:text-properties officeooo:rsid="0019fb02"/>
    </style:style>
    <style:style style:name="T4" style:family="text">
      <style:text-properties officeooo:rsid="001aacec"/>
    </style:style>
    <style:style style:name="T5" style:family="text">
      <style:text-properties officeooo:rsid="001af118"/>
    </style:style>
    <style:style style:name="T6" style:family="text">
      <style:text-properties fo:font-size="13pt" officeooo:rsid="001af118" style:font-size-asian="13pt" style:font-size-complex="13pt"/>
    </style:style>
    <style:style style:name="T7" style:family="text">
      <style:text-properties fo:font-size="13pt" officeooo:rsid="001bcee9" style:font-size-asian="13pt" style:font-size-complex="13pt"/>
    </style:style>
    <style:style style:name="T8" style:family="text">
      <style:text-properties fo:font-size="13pt" officeooo:rsid="001d84eb" style:font-size-asian="13pt" style:font-size-complex="13pt"/>
    </style:style>
    <style:style style:name="T9" style:family="text">
      <style:text-properties fo:font-size="13pt" officeooo:rsid="00210a9d" style:font-size-asian="13pt" style:font-size-complex="13pt"/>
    </style:style>
    <style:style style:name="T10" style:family="text">
      <style:text-properties fo:font-size="13pt" fo:font-style="italic" officeooo:rsid="001af118" style:font-size-asian="13pt" style:font-style-asian="italic" style:font-size-complex="13pt" style:font-style-complex="italic"/>
    </style:style>
    <style:style style:name="T11" style:family="text">
      <style:text-properties fo:font-size="13pt" fo:font-style="normal" officeooo:rsid="001af118" style:font-size-asian="13pt" style:font-style-asian="normal" style:font-size-complex="13pt" style:font-style-complex="normal"/>
    </style:style>
    <style:style style:name="T12" style:family="text">
      <style:text-properties fo:font-size="13pt" fo:font-style="normal" officeooo:rsid="001bcee9" style:font-size-asian="13pt" style:font-style-asian="normal" style:font-size-complex="13pt" style:font-style-complex="normal"/>
    </style:style>
    <style:style style:name="T13" style:family="text">
      <style:text-properties fo:font-size="13pt" fo:font-style="normal" officeooo:rsid="001d84eb" style:font-size-asian="13pt" style:font-style-asian="normal" style:font-size-complex="13pt" style:font-style-complex="normal"/>
    </style:style>
    <style:style style:name="T14" style:family="text">
      <style:text-properties fo:font-size="13pt" fo:font-style="normal" officeooo:rsid="001dedd6" style:font-size-asian="13pt" style:font-style-asian="normal" style:font-size-complex="13pt" style:font-style-complex="normal"/>
    </style:style>
    <style:style style:name="T15" style:family="text">
      <style:text-properties fo:font-size="13pt" fo:font-weight="bold" officeooo:rsid="00210a9d" style:font-size-asian="13pt" style:font-weight-asian="bold" style:font-size-complex="13pt" style:font-weight-complex="bold"/>
    </style:style>
    <style:style style:name="T16" style:family="text">
      <style:text-properties fo:font-size="13pt" fo:font-weight="normal" officeooo:rsid="00210a9d" style:font-size-asian="13pt" style:font-weight-asian="normal" style:font-size-complex="13pt" style:font-weight-complex="normal"/>
    </style:style>
    <style:style style:name="T17" style:family="text">
      <style:text-properties officeooo:rsid="001d84eb"/>
    </style:style>
    <style:style style:name="T18" style:family="text">
      <style:text-properties style:font-name="Liberation Serif1" fo:font-size="13pt" fo:font-style="normal" officeooo:rsid="001d84eb" style:font-size-asian="13pt" style:font-style-asian="normal" style:font-size-complex="13pt" style:font-style-complex="normal"/>
    </style:style>
    <style:style style:name="T19" style:family="text">
      <style:text-properties style:font-name="Liberation Serif" fo:font-size="13pt" fo:font-style="normal" officeooo:rsid="001d84eb" style:font-size-asian="13pt" style:font-style-asian="normal" style:font-size-complex="13pt" style:font-style-complex="normal"/>
    </style:style>
    <style:style style:name="T20" style:family="text">
      <style:text-properties style:font-name="Liberation Serif" fo:font-size="13pt" fo:font-style="normal" officeooo:rsid="001f606b" style:font-size-asian="13pt" style:font-style-asian="normal" style:font-size-complex="13pt" style:font-style-complex="normal"/>
    </style:style>
    <style:style style:name="T21" style:family="text">
      <style:text-properties style:font-name="Liberation Serif" fo:font-size="13pt" fo:font-style="normal" officeooo:rsid="001f80a6" style:font-size-asian="13pt" style:font-style-asian="normal" style:font-size-complex="13pt" style:font-style-complex="normal"/>
    </style:style>
    <style:style style:name="T22" style:family="text">
      <style:text-properties style:font-name="Liberation Serif" fo:font-size="13pt" fo:font-style="normal" officeooo:rsid="002307f0" style:font-size-asian="13pt" style:font-style-asian="normal" style:font-size-complex="13pt" style:font-style-complex="normal"/>
    </style:style>
    <style:style style:name="T23" style:family="text">
      <style:text-properties style:font-name="Liberation Serif" fo:font-size="13pt" fo:font-style="normal" officeooo:rsid="00249306" style:font-size-asian="13pt" style:font-style-asian="normal" style:font-size-complex="13pt" style:font-style-complex="normal"/>
    </style:style>
    <style:style style:name="T24" style:family="text">
      <style:text-properties style:font-name="Liberation Serif" fo:font-size="13pt" fo:font-style="normal" officeooo:rsid="0025b70a" style:font-size-asian="13pt" style:font-style-asian="normal" style:font-size-complex="13pt" style:font-style-complex="normal"/>
    </style:style>
    <style:style style:name="T25" style:family="text">
      <style:text-properties officeooo:rsid="001f606b"/>
    </style:style>
    <style:style style:name="T26" style:family="text">
      <style:text-properties style:font-name="Liberation Sans" fo:font-size="14pt" fo:font-style="italic" officeooo:rsid="001f606b" style:font-size-asian="14pt" style:font-style-asian="italic" style:font-size-complex="14pt" style:font-style-complex="italic"/>
    </style:style>
    <style:style style:name="T27" style:family="text">
      <style:text-properties officeooo:rsid="0012c5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27">Introducción</text:span></text:h>
      <text:h text:style-name="P8" text:outline-level="2">Motivación</text:h>
      <text:p text:style-name="P3">El uso de herramientas y sistemas formales de modelado es muy común en la ingeniería del software. Estos sistemas nos proporcionan un paradigma unificado con el que desarrollar distintas aplicaciones y sistemas de tecnologías de la información. </text:p>
      <text:p text:style-name="P4">Las ventajas que los sistemas de modelado como UML proporcionan son bien conocidas. <text:span text:style-name="T1">Estos nos proporcionan un lenguaje unificado en el que generar diseños abstractos que luego pueden traducirse a código, permitiendonos abstraernos de las particularidades de la tecnología subyacente que se decida utilizar. Además, proporcionan un modelo formal del código que permite realizar manipulaciones abstractas sobre el mismo, como refactorización automática o generación mecánica de código.</text:span></text:p>
      <text:p text:style-name="P5">Sin embargo, una limitación importante del paradigma de modelado que nos ofrecen los sistemas “clásicos” como los diagramas de clases de UML es que consideran software estructurado únicamente en dos niveles, es decir, un conjunto de clases que se relacionan entre sí por relaciones de herencia, y un conjunto de objetos que se relacionan con las clases <text:s/>por relaciones de instanciación.</text:p>
      <text:p text:style-name="P5">[[TODO: FIGURA EJEMPLO]]</text:p>
      <text:p text:style-name="P16">Un problema de este enfoque se hace aparente cuando consideramos <text:span text:style-name="T3">ciertos problemas en los que parece necesario un tercer nivel de instanciación. Por ejemplo, consideremos un sistema en el que deseamos modelar un conjunto </text:span><text:span text:style-name="T4">productos de distintos tipos</text:span><text:span text:style-name="T3">. Así, </text:span><text:span text:style-name="T4">dos posibles modelos de este sistema quedan recogidos en los siguientes diagramas:</text:span></text:p>
      <text:p text:style-name="P16"><text:span text:style-name="T3">[[TODO: EJEMPLO]]</text:span></text:p>
      <text:p text:style-name="P17"><text:span text:style-name="T4">Cada uno de estos diagramas tiene una limitación distinta: el primero nos permite efectivamente considerar un vídeo como una instancia de la clase Video, pero no nos permite considerar la misma como un objeto. Es decir, no podemos manipular las subclases de la clase Producto como si fueran objetos. Por otro lado, el segundo no nos permite considerar las distintas instancias de la clase Producto como clases, es decir, no podemos instanciarlas. Esto se debe a que empleando modelado tradicional sólo podemos considerar </text:span><text:soft-page-break/><text:span text:style-name="T4">un nivel de clases, que quedan instanciadas en un nivel de objetos. El diagrama que realmente querríamos emplear como modelo sería </text:span><text:span text:style-name="T5">similar</text:span><text:span text:style-name="T4"> </text:span><text:span text:style-name="T5">a</text:span><text:span text:style-name="T4"> este:</text:span></text:p>
      <text:p text:style-name="P17"><text:span text:style-name="T4">[[TODO: diagrama ejemplo 3]]</text:span></text:p>
      <text:p text:style-name="P18"><text:span text:style-name="T25">[[Aquí no sé si poner también una versión del patrón composite]]</text:span></text:p>
      <text:p text:style-name="P5">Para añadir potencia a este enfoque, el OMG [[TODO]] propuso en [[TODO]] el Meta-Object Facility, un sistema formal originalmente destinado a <text:span text:style-name="T2">proporcionar un sistema de tipos a la arquitectura de sistemas basados en </text:span>CORBA [[expandir]] que <text:span text:style-name="T2">permite especificar una capa superior, un metamodelo, cuyos elementos constituyen los tipos de los elementos del modelo. De este modo, los elementos del metamodelo constituyen “clases de clases”, que están relacionadas con las clases del modelo por una relación de instanciación análoga a la que se establece entre clases y objetos. </text:span><text:span text:style-name="T5">Sin embargo, este mecanismo tiene la limitación obvia de no permitir más que una capa adicional, es decir, el MOF nos permite especificar metamodelos, con los que podemos definir modelos que, a su vez, especifican conjuntos de objetos.</text:span></text:p>
      <text:p text:style-name="P9"><text:span text:style-name="T6">Para acabar con las limitaciones de este enfoque, se ha propuesto el metamodelado profundo, o metamodelado multinivel. El mismo nos permite especificar modelos con cantidades arbitrarias de capas. Estas capas se relacionan entre sí por relaciones de instanciación, y cumplen papeles dobles como clases para la capa inferior y como objetos para la capa superior.</text:span></text:p>
      <text:p text:style-name="P14"><text:span text:style-name="T9">Para enriquecer la relación entre distintas capas del modelo, el metamodelado multinivel introduce la idea de </text:span><text:span text:style-name="T15">potencia</text:span><text:span text:style-name="T16">. La misma sirve para controlar la instanciación de un atributo de una clase en capas sucesivas. De este modo, una instancia de una clase que posea un cierto atributo a potencia M, poseerá a su vez el mismo atributo a potencia M – 1. El atributo quedará realizado como un atributo real (un valor) cuando llegue a potencia 0. Del mismo modo, una clase tiene asociada también una potencia que define cuántos niveles se puede instanciar, es decir, en qué capa del modelo se encuentra.</text:span></text:p>
      <text:p text:style-name="P14"><text:span text:style-name="T16">[[TODO diagrama]]</text:span></text:p>
      <text:p text:style-name="P10"><text:span text:style-name="T6">El metamodelado multinivel nos da un marco adecuado para definir modelos con múltiples niveles de 'Clabjects', en los que cada nivel tipa al siguiente y queda tipado por el anterior. </text:span><text:soft-page-break/><text:span text:style-name="T7">Existen ya numerosos estudios sobre este paradigma, y algunas implementaciones de lenguajes basados en el mismo. </text:span><text:span text:style-name="T8">Por desgracia, todos los lenguajes de programación orientados a objetos en uso en la actualidad siguen un paradigma de modelado clásico, en el que los sistemas se descomponen en objetos que son instancias de clases. El software en estos lenguajes no se presta al uso del metamodelado multinivel. Es necesario, pues, establecer y estudiar una nueva familia de lenguajes de programación que queden liberados de esta estructura de dos niveles.</text:span></text:p>
      <text:p text:style-name="P10"><text:span text:style-name="T6">Sin embargo, las perspectivas actuales sobre el metamodelado multinivel emplean el lenguaje de la teoría de categorías para definir sus conceptos. Las implementaciones existentes de lenguajes que emplean este formalismo son </text:span><text:span text:style-name="T10">ad-hoc </text:span><text:span text:style-name="T11">y no están basadas en un sistema de tipos formal.</text:span><text:span text:style-name="T12"> En contraste, los lenguajes basados en clases y objetos han sido ya representados como teorías de tipos, que permiten, por un lado, </text:span><text:span text:style-name="T13">estudiar</text:span><text:span text:style-name="T12"> matemáticamente el comportamiento de los programas escritos empleando este paradigma, y, por otro, </text:span><text:span text:style-name="T13">servir de base para la implementación de compiladores, sistemas de refactorización automática, etcétera.</text:span></text:p>
      <text:p text:style-name="P11"><text:span text:style-name="T13">Para establecer una base común en la que se pueda asentar la investigación sobre sistemas y lenguajes basados en el metamodelado multinivel, este trabajo pretende definir una teoría de tipos en la que quede recogido el núcleo de su comportamiento. Esta teoría</text:span><text:span text:style-name="T14"> establecerá</text:span><text:span text:style-name="T13"> un lenguaje mínimo, más similar al cálculo </text:span><text:span text:style-name="T18">λ que a un lenguaje de programación real</text:span><text:span text:style-name="T19">, junto con reglas para asignar tipos a las distintas expresiones del lenguaje.</text:span></text:p>
      <text:p text:style-name="P11"><text:span text:style-name="T19">Este trabajo nos permitirá ganar un mayor entendimiento del metamodelado multinivel y los patrones que se pueden definir mediante el mismo. Además esperamos ganar perspectiva sobre el futuro de los lenguajes y herramientas basados en una estructura de tipos en varios niveles.</text:span></text:p>
      <text:h text:style-name="Heading_20_2" text:outline-level="2"><text:span text:style-name="T26">Objetivos</text:span></text:h>
      <text:p text:style-name="P20"><text:span text:style-name="T20">El principal objetivo de este trabajo es el desarrollo de </text:span><text:span text:style-name="T21">sendos cálculos</text:span><text:span text:style-name="T20"> que</text:span><text:span text:style-name="T21"> den las bases formales de la semántica de lenguajes de programación basados en metamodelado multinivel: un cálculo Alfa no tipado, para definir la semántica operacional de potencia e instanciación profunda, y un cálculo Beta tipado, para definir la semántica de las relaciones de instanciación y subtipado.</text:span></text:p>
      <text:p text:style-name="P20"><text:soft-page-break/><text:span text:style-name="T22"/></text:p>
      <text:p text:style-name="P22"><text:span text:style-name="T22">En el diseño y desarrollo de estos cálculos se tendrán en especial consideración los siguientes objetivos:</text:span></text:p>
      <text:list xml:id="list24371774" text:style-name="L7">
        <text:list-item>
          <text:p text:style-name="P21"><text:span text:style-name="T20">Recoger adecuadamente los aspectos fundamentales del metamodelado multinivel: </text:span><text:span text:style-name="T21">ambos sistemas deben</text:span><text:span text:style-name="T20"> recoger la noción de clases a distos niveles, potencia de los atributos e instanciación profunda.</text:span></text:p>
        </text:list-item>
        <text:list-item>
          <text:p text:style-name="P21"><text:span text:style-name="T20">Simplicidad del sistema: </text:span><text:span text:style-name="T21">los sistemas de tipos propuestos</text:span><text:span text:style-name="T20"> ha</text:span><text:span text:style-name="T21">n</text:span><text:span text:style-name="T20"> de ser tan simple</text:span><text:span text:style-name="T21">s</text:span><text:span text:style-name="T20"> como sea posible, para facilitar su extensión posterior con nuevos conceptos así como su estudio formal.</text:span></text:p>
        </text:list-item>
        <text:list-item>
          <text:p text:style-name="P21"><text:span text:style-name="T20">Tratabilidad computacional: debe ser posible escribir un compilador que verifique la corrección de los programas escritos en dicho</text:span><text:span text:style-name="T21">s</text:span><text:span text:style-name="T20"> </text:span><text:span text:style-name="T21">cálculos</text:span><text:span text:style-name="T20">. Esto es especialmente importante </text:span><text:span text:style-name="T21">para el lenguaje Beta</text:span><text:span text:style-name="T20">, ya que es sencillo definir un sistema de tipos que, </text:span><text:span text:style-name="T21">aunque sea aparentemente simple, no pueda ser verificado por un compilador (véase C++).</text:span></text:p>
        </text:list-item>
        <text:list-item>
          <text:p text:style-name="P21"><text:span text:style-name="T20">Conexión con teorías existentes: en la medida de lo posible, se relacionará este sistema de tipos con otros sistemas de tipos existentes, como el Sistema F </text:span><text:span text:style-name="T21">de Girard y Reynolds</text:span><text:span text:style-name="T20"> o los Sistemas Puros de Tipos </text:span><text:span text:style-name="T21">de Barendregt [[referencias]].</text:span></text:p>
        </text:list-item>
      </text:list>
      <text:p text:style-name="P20"><text:span text:style-name="T20"/></text:p>
      <text:p text:style-name="P20"><text:span text:style-name="T20">Como objetivo secundario, y a fin de asegurar que se han cumplido los objetivos anteriores, se desarrollará</text:span><text:span text:style-name="T22">n sendos</text:span><text:span text:style-name="T20"> compilador</text:span><text:span text:style-name="T22">es</text:span><text:span text:style-name="T20"> de ejemplo que muestre la aplicabilidad real del sistema definido. Se hace énfasis en que </text:span><text:span text:style-name="T22">los mismos</text:span><text:span text:style-name="T20"> no </text:span><text:span text:style-name="T22">son</text:span><text:span text:style-name="T20"> más que programa</text:span><text:span text:style-name="T22">s</text:span><text:span text:style-name="T20"> experimental, cuyo único propósito es </text:span><text:span text:style-name="T21">garantizar la aplicabilidad práctica de </text:span><text:span text:style-name="T22">los cálculos</text:span><text:span text:style-name="T21"> desarrollado</text:span><text:span text:style-name="T22">s</text:span><text:span text:style-name="T21">.</text:span></text:p>
      <text:p text:style-name="P22"><text:span text:style-name="T22">Para facilitar la experimentación, se hará énfasis en una arquitectura extensible para el compilador, de modo que sea sencillo introducir nuevas primitivas y conceptos al lenguaje. Además, de cara a esta extensión, la estructura del compilador será lo más simple posible, omitiendo posibles optimizaciones o manipulaciones avanzadas del código, en detrimento, si es necesario, del código generado por el compilador.</text:span></text:p>
      <text:p text:style-name="P22"><text:span text:style-name="T22"/></text:p>
      <text:h text:style-name="P6" text:outline-level="1"><text:soft-page-break/><text:span text:style-name="T20">Estructura de la memoria</text:span></text:h>
      <text:p text:style-name="P12"><text:span text:style-name="T21">Esta memoria se organiza en los siguientes apartado</text:span><text:span text:style-name="T23">s:</text:span></text:p>
      <text:p text:style-name="P15"><text:span text:style-name="T24">La sección 1 constituye una introducción al trabajo, comprendiendo la motivación del mismo, así como los objetivos y prioridades que han guiado su desarrollo, junto con la presente sección en la que se esboza la estructura.</text:span></text:p>
      <text:p text:style-name="P15"><text:span text:style-name="T24">La sección 2 introduce una perspectiva general del estado del arte, comprendiendo tres sub-secciones: primero se expone la teoría existente sobre el metamodelado multinivel, analizando sus distintas formalizaciones. A continuación se muestran los distintos lenguajes de modelado o programación existentes basados en esta teoría. Por último, se exponen ejemplos de sistemas de tipos que han sido usados para formalizar lenguajes convencionales orientados a objetos, sirviendo esto también como una introducción a la nomenclatura y particularidades de un sistema de tipos.</text:span></text:p>
      <text:p text:style-name="P15"><text:span text:style-name="T24">La sección 3 presenta el diseño de los cálculos que se han desarrollado durante el trabajo, incluyendo su semántica dinámica (reglas de ejecución) y estática (reglas de compilación). Se señalarán además las similitudes o diferencias con sistemas de tipos existentes, y las diferentes decisiones que se han tomado en su desarrollo, junto con su motivación y alternativas. También se presentan codificaciones en estos sistemas de programas habituales.</text:span></text:p>
      <text:p text:style-name="P15"><text:span text:style-name="T24">La sección 4 explica los detalles técnicos sobre el desarrollo de los compiladores de ambos lenguajes, junto con la sintaxis concreta (externa) de los mismos.</text:span></text:p>
      <text:p text:style-name="P15"><text:span text:style-name="T24">La sección 5 presenta las conclusiones a las que se han llegado durante el desarrollo del proyecto, y presenta sugerencias para avenidas futuras de investigación.</text:span></text:p>
      <text:p text:style-name="P15"><text:span text:style-name="T24">Por último, la sección 6 recoge las referencias consultadas durante el desarrollo de este trabaj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fo:border-top="0.06pt solid #000000" fo:border-bottom="0.06pt solid #000000" fo:border-left="none" fo:border-right="none" fo:padding="0.051cm" style:shadow="none" fo:background-color="transparent" style:dynamic-spacing="false">
          <style:background-image/>
        </style:header-footer-properties>
      </style:footer-style>
    </style:page-layout>
  </office:automatic-styles>
  <office:master-styles>
    <style:master-page style:name="Standard" style:page-layout-name="Mpm1">
      <style:header>
        <text:p text:style-name="MP1"><text:s/><text:chapter text:display="number-and-name" text:outline-level="1">Estructura de la memoria</text:chapter></text:p>
      </style:header>
      <style:footer>
        <text:p text:style-name="MP2"><text:page-number text:select-page="current">5</text:page-number><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ply </meta:initial-creator>
    <meta:creation-date>2014-06-03T20:32:34.488489291</meta:creation-date>
    <dc:date>2014-06-04T06:03:08.37</dc:date>
    <meta:editing-duration>PT3H47M45S</meta:editing-duration>
    <meta:editing-cycles>16</meta:editing-cycles>
    <meta:generator>LibreOffice/3.6$Windows_x86 LibreOffice_project/2ef5aff-a6fb0ff-166bdff-cf087ad-0f1389</meta:generator>
    <meta:document-statistic meta:table-count="0" meta:image-count="0" meta:object-count="0" meta:page-count="5" meta:paragraph-count="38" meta:word-count="1548" meta:character-count="10119" meta:non-whitespace-character-count="8608"/>
  </office:meta>
</office:document-meta>
</file>